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</office:automatic-styles>
  <office:body>
    <office:text>
      <text:h text:style-name="Title">Man</text:h>
      <text:p text:style-name="Text_20_body"><text:span text:style-name="T1">THIS</text:span><text:span text:style-name="T2"> </text:span><text:span text:style-name="T3">MAN</text:span><text:span text:style-name="T4"> </text:span><text:span text:style-name="T5">REFUSED</text:span><text:span text:style-name="T6"> </text:span><text:span text:style-name="T7">TO</text:span><text:span text:style-name="T8"> </text:span><text:span text:style-name="T9">OPEN</text:span><text:span text:style-name="T10"> </text:span><text:span text:style-name="T11">HIS</text:span><text:span text:style-name="T12"> </text:span><text:span text:style-name="T13">EYES</text:span></text:p>
      <text:p text:style-name="Text_20_body">Paul read this on an old mugshot in the library. He had taken the bus into town to check out a few books on woodworking and got distracted by the True Crime section. He found this mugshot in a book titled <text:span text:style-name="T14">Crooks</text:span><text:span text:style-name="T15"> </text:span><text:span text:style-name="T16">like</text:span><text:span text:style-name="T17"> </text:span><text:span text:style-name="T18">Us</text:span> that was published in Sydney. He liked how cities were named after women, or how women were named after cities, whichever was true.</text:p>
      <text:p text:style-name="Text_20_body">The man in the picture's eyes were tightly shut, as though he'd just come into the brightness of day after being dark inside for a long time. His head was tilted up and slightly to the right. He was wearing a short light tie with hash marks, and a pinstripe suit. Paul wished the photograph was in color. He was standing in front of a plain brown wall covered in fabric.</text:p>
      <text:p text:style-name="Text_20_body">The man's eyes were not so tightly shut as Paul first thought. His eyebrows lifted away from the eyes, giving the man a bemused look. His mouth was slightly opened in what seemed to Paul like a grin. This was accentuated by the man's ears, which were large. Paul wasn't sure why the ears made the man look happier. He wondered what crime he had committed.</text:p>
      <text:p text:style-name="Text_20_body">Above the man's head was written <text:span text:style-name="T19">T.</text:span><text:span text:style-name="T20"> </text:span><text:span text:style-name="T21">BEDE.22.11.28</text:span><text:span text:style-name="T22"> </text:span><text:span text:style-name="T23">/</text:span><text:span text:style-name="T24"> </text:span><text:span text:style-name="T25">203</text:span><text:span text:style-name="T26"> </text:span><text:span text:style-name="T27">A</text:span>. <text:span text:style-name="T28">THIS</text:span><text:span text:style-name="T29"> </text:span><text:span text:style-name="T30">MAN</text:span><text:span text:style-name="T31"> </text:span><text:span text:style-name="T32">REFUSED</text:span><text:span text:style-name="T33"> </text:span><text:span text:style-name="T34">TO</text:span><text:span text:style-name="T35"> </text:span><text:span text:style-name="T36">OPEN</text:span><text:span text:style-name="T37"> </text:span><text:span text:style-name="T38">HIS</text:span><text:span text:style-name="T39"> </text:span><text:span text:style-name="T40">EYES</text:span> was written over his suit, directly below his ribc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</dc:title>
  </office:meta>
</office:document-meta>
</file>